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writing-mode="lr-tb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Malone University Indexer — Open License (Non-Commercial)</text:h>
      <text:p text:style-name="P15">Version 1.0 — August 2025</text:p>
      <text:p text:style-name="P15">Applies to: indexer.py, documentation, and supporting assets published at maloneuniversity.org.</text:p>
      <text:p text:style-name="P15"/>
      <text:p text:style-name="P15">1. Grant of Rights</text:p>
      <text:p text:style-name="P15">Malone University (“Licensor”) grants any individual or organization (“User”) a worldwide, royalty-free, non-exclusive license to use, copy, distribute, and modify this software and documentation, subject to the terms below.</text:p>
      <text:p text:style-name="P15"/>
      <text:p text:style-name="P15">2. Permitted Uses</text:p>
      <text:p text:style-name="P15">- Personal research and study</text:p>
      <text:p text:style-name="P15">- Educational and academic instruction</text:p>
      <text:p text:style-name="P15">- Internal institutional or laboratory use</text:p>
      <text:p text:style-name="P15">- Redistribution in unmodified form for non-commercial purposes</text:p>
      <text:p text:style-name="P15"/>
      <text:p text:style-name="P15">3. Prohibited Uses</text:p>
      <text:p text:style-name="P15">- Commercial exploitation, including resale, bundling, SaaS offerings, or inclusion in for-profit products</text:p>
      <text:p text:style-name="P15">- Use in violation of applicable laws or regulations</text:p>
      <text:p text:style-name="P15">- Misrepresentation of authorship or removal of attribution notices</text:p>
      <text:p text:style-name="P15"/>
      <text:p text:style-name="P15">4. Attribution</text:p>
      <text:p text:style-name="P15">All copies or derivative works must retain:</text:p>
      <text:p text:style-name="P15">© 2025 Malone University. Licensed for non-commercial use under the Malone University Open License v1.0.</text:p>
      <text:p text:style-name="P15"/>
      <text:p text:style-name="P15">5. Warranty Disclaimer</text:p>
      <text:p text:style-name="P15">Provided “AS IS”, without warranty of any kind, express or implied, including merchantability, fitness for a particular purpose, or non-infringement.</text:p>
      <text:p text:style-name="P15"/>
      <text:p text:style-name="P15">6. Limitation of Liability</text:p>
      <text:p text:style-name="P15">Malone University, its officers, or contributors shall not be liable for any claim, damages, or other liability arising from use of this software.</text:p>
      <text:p text:style-name="P15"><text:soft-page-break/></text:p>
      <text:p text:style-name="P15">7. Termination</text:p>
      <text:p text:style-name="P15">This license terminates automatically if the User engages in commercial use or breaches these terms. All copies must then be destroyed.</text:p>
      <text:p text:style-name="P15"/>
      <text:p text:style-name="P15">8. Governing Law</text:p>
      <text:p text:style-name="P15">This License is governed by the laws of the United States and the State of Wyoming.</text:p>
      <text:p text:style-name="P15"/>
      <text:p text:style-name="P15">End of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dc:date>2025-08-18T17:20:49.47</dc:date>
    <dc:creator>Joseph Malone</dc:creator>
    <meta:editing-duration>PT12M41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2" meta:paragraph-count="26" meta:word-count="235" meta:character-count="1617"/>
  </office:meta>
</office:document-meta>
</file>